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P1" style:family="paragraph" style:parent-style-name="Standard">
      <style:text-properties style:font-name="Courier New" fo:font-size="10pt" style:font-name-asian="Courier New1" style:font-size-asian="10pt" style:font-name-complex="Courier New1" style:font-size-complex="10pt"/>
    </style:style>
    <style:style style:name="P2" style:family="paragraph" style:parent-style-name="Standard">
      <style:paragraph-properties fo:line-height="100%"/>
      <style:text-properties style:font-name="Courier New" fo:font-size="10pt" style:font-name-asian="Courier New1" style:font-size-asian="10pt" style:font-name-complex="Courier New1" style:font-size-complex="10pt"/>
    </style:style>
    <style:style style:name="P3" style:family="paragraph" style:parent-style-name="Standard">
      <style:paragraph-properties fo:line-height="100%"/>
    </style:style>
    <style:style style:name="P4" style:family="paragraph" style:parent-style-name="Standard">
      <style:paragraph-properties fo:margin-left="0in" fo:margin-right="0in" fo:text-indent="0in" style:auto-text-indent="false" fo:break-before="auto" fo:break-after="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fo:font-size="10pt" style:font-name-asian="Courier New1" style:font-size-asian="10pt" style:font-name-complex="Courier New1" style:font-size-complex="10pt"/>
    </style:style>
    <style:style style:name="P7" style:family="paragraph" style:parent-style-name="Standard">
      <style:paragraph-properties fo:break-before="auto" fo:break-after="auto"/>
    </style:style>
    <style:style style:name="P8" style:family="paragraph" style:parent-style-name="Standard">
      <style:paragraph-properties fo:break-before="auto" fo:break-after="auto"/>
      <style:text-properties style:font-name="Courier New" fo:font-size="10pt" style:font-name-asian="Courier New1" style:font-size-asian="10pt" style:font-name-complex="Courier New1" style:font-size-complex="10pt"/>
    </style:style>
    <style:style style:name="P9" style:family="paragraph" style:parent-style-name="Standard">
      <style:paragraph-properties fo:margin-top="0.1665in" fo:margin-bottom="0.1665in" loext:contextual-spacing="false" fo:line-height="100%" fo:break-before="auto" fo:break-after="auto"/>
    </style:style>
    <style:style style:name="P10" style:family="paragraph" style:parent-style-name="Standard">
      <style:paragraph-properties fo:margin-top="0in" fo:margin-bottom="0.1665in" loext:contextual-spacing="false" fo:line-height="100%" fo:break-before="auto" fo:break-after="auto"/>
    </style:style>
    <style:style style:name="P11" style:family="paragraph" style:parent-style-name="Heading_20_1">
      <style:paragraph-properties fo:break-before="auto" fo:break-after="auto"/>
    </style:style>
    <style:style style:name="P12" style:family="paragraph" style:parent-style-name="Heading_20_1">
      <style:paragraph-properties fo:margin-top="0.1665in" fo:margin-bottom="0.028in" loext:contextual-spacing="false" fo:line-height="100%" fo:keep-together="auto" fo:break-before="auto" fo:break-after="auto" fo:keep-with-next="auto"/>
    </style:style>
    <style:style style:name="P13" style:family="paragraph" style:parent-style-name="Heading_20_1">
      <style:paragraph-properties fo:margin-top="0.1945in" fo:margin-bottom="0.0835in" loext:contextual-spacing="false" fo:line-height="100%" fo:break-before="auto" fo:break-after="auto"/>
    </style:style>
    <style:style style:name="P14" style:family="paragraph" style:parent-style-name="Heading_20_2"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style:font-name="Courier New" fo:font-size="10pt" style:font-name-asian="Courier New1" style:font-size-asian="10pt" style:font-name-complex="Courier New1" style:font-size-complex="10pt"/>
    </style:style>
    <style:style style:name="T3" style:family="text">
      <style:text-properties style:font-name="Courier New" fo:font-size="10pt" fo:font-weight="bold" style:font-name-asian="Courier New1" style:font-size-asian="10pt" style:font-weight-asian="bold"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xy8g1yw73np3"/>6. Capa de persistencia de datos MyBatis</text:p>
      <text:p text:style-name="P4"/>
      <text:p text:style-name="P4">Primeros pasos con MyBatis</text:p>
      <text:p text:style-name="P4"><text:a xlink:type="simple" xlink:href="https://www.adictosaltrabajo.com/2018/02/20/primeros-pasos-con-mybatis/" text:style-name="ListLabel_20_1" text:visited-style-name="ListLabel_20_1"><text:span text:style-name="T1">https://www.adictosaltrabajo.com/2018/02/20/primeros-pasos-con-mybatis/</text:span></text:a></text:p>
      <text:p text:style-name="P4"/>
      <text:p text:style-name="P4">Web oficial:</text:p>
      <text:p text:style-name="P4"><text:a xlink:type="simple" xlink:href="https://mybatis.org/mybatis-3/es/" text:style-name="ListLabel_20_1" text:visited-style-name="ListLabel_20_1"><text:span text:style-name="T1">https://mybatis.org/mybatis-3/es/</text:span></text:a></text:p>
      <text:p text:style-name="P4"/>
      <text:p text:style-name="P4"/>
      <text:p text:style-name="P4">A diferencia de Hibernate, MyBatis no implementa JPA. Hibernate está mucho más orientado a objetos mientras que MyBatis se queda más cerca de SQL.</text:p>
      <text:p text:style-name="P4"/>
      <text:p text:style-name="P4">MyBatis utiliza “Mappers” para traducir consultas SQL a objetos java.</text:p>
      <text:p text:style-name="P4"/>
      <table:table table:name="Table1" table:style-name="Table1">
        <table:table-column table:style-name="Table1.A"/>
        <table:table-row table:style-name="Table1.1">
          <table:table-cell table:style-name="Table1.A1" office:value-type="string">
            <text:p text:style-name="P5"><text:span text:style-name="T2">public interface UserDao {</text:span></text:p>
            <text:p text:style-name="P5"><text:span text:style-name="T2"><text:s text:c="3"/></text:span><text:span text:style-name="T3">@Select</text:span><text:span text:style-name="T2">(“SELECT id, user_name as userName FROM users”) // SQL !!</text:span></text:p>
            <text:p text:style-name="P5"><text:span text:style-name="T2"><text:s text:c="3"/>List&lt;User&gt; findAllUsers();</text:span></text:p>
            <text:p text:style-name="P5"><text:span text:style-name="T2">}</text:span></text:p>
          </table:table-cell>
        </table:table-row>
        <table:table-row table:style-name="Table1.1">
          <table:table-cell table:style-name="Table1.A1" office:value-type="string">
            <text:p text:style-name="P5"><text:span text:style-name="T2">@Autowired</text:span></text:p>
            <text:p text:style-name="P5"><text:span text:style-name="T2">private UserDao userDao;</text:span></text:p>
            <text:p text:style-name="P5"><text:span text:style-name="T2">…</text:span></text:p>
            <text:p text:style-name="P5"><text:span text:style-name="T2">List users = userDao.findAllUsers();</text:span></text:p>
          </table:table-cell>
        </table:table-row>
      </table:table>
      <text:p text:style-name="P4"/>
      <text:p text:style-name="P4">También es posible utilizar “Auto mapping” con consultas del tipo “<text:span text:style-name="T2">SELECT *</text:span>” y dejar que MyBatis intente mapear los campos el sólo. Siguiendo algunas convenciones esto es sencillo (<text:span text:style-name="T2">users.user_name =&gt; User.userName</text:span>).</text:p>
      <text:p text:style-name="P4"/>
      <text:p text:style-name="P4">MyBatis utiliza anotaciones en las clases Java, cuyo contenido siempre es SQL puro en lugar de HQL/JPQL como ocurre con Hibernate.</text:p>
      <text:p text:style-name="P4"/>
      <text:p text:style-name="P4">MyBatis también permite definir consultas dinámicas si utilizamos configuración de Mappers por XML (<text:a xlink:type="simple" xlink:href="https://mybatis.org/mybatis-3/dynamic-sql.html" text:style-name="ListLabel_20_1" text:visited-style-name="ListLabel_20_1"><text:span text:style-name="T1">https://mybatis.org/mybatis-3/dynamic-sql.html</text:span></text:a>).</text:p>
      <text:p text:style-name="P4"/>
      <table:table table:name="Table2" table:style-name="Table2">
        <table:table-column table:style-name="Table2.A"/>
        <table:table-row table:style-name="Table2.1">
          <table:table-cell table:style-name="Table2.A1" office:value-type="string">
            <text:p text:style-name="P5"><text:span text:style-name="T2">&lt;select id="findActiveBlogWithTitleLike" resultType="Blog"&gt;</text:span></text:p>
            <text:p text:style-name="P5"><text:span text:style-name="T2"><text:s text:c="3"/>SELECT * FROM BLOG</text:span></text:p>
            <text:p text:style-name="P5"><text:span text:style-name="T2"><text:s text:c="3"/>WHERE state = ‘ACTIVE’</text:span></text:p>
            <text:p text:style-name="P5"><text:span text:style-name="T2"><text:s text:c="3"/>&lt;if test="title != null"&gt;</text:span></text:p>
            <text:p text:style-name="P5"><text:span text:style-name="T2"><text:s text:c="8"/>AND title like #{title}</text:span></text:p>
            <text:p text:style-name="P5"><text:span text:style-name="T2"><text:s text:c="3"/>&lt;/if&gt;</text:span></text:p>
            <text:p text:style-name="P5"><text:span text:style-name="T2">&lt;/select&gt;</text:span></text:p>
          </table:table-cell>
        </table:table-row>
      </table:table>
      <text:p text:style-name="P4"/>
      <text:p text:style-name="P4">Lo que es, en ocasiones, mucho más sencillo que utilizar el Criteria API de JPA.</text:p>
      <text:p text:style-name="P4"/>
      <text:p text:style-name="P11"><text:bookmark text:name="_7k6fasf2oe03"/>select</text:p>
      <text:p text:style-name="P4">Otro ejemplo para definir una consulta parametrizada por XML</text:p>
      <table:table table:name="Table3" table:style-name="Table3">
        <table:table-column table:style-name="Table3.A"/>
        <table:table-row table:style-name="Table3.1">
          <table:table-cell table:style-name="Table3.A1" office:value-type="string">
            <text:p text:style-name="P5"><text:span text:style-name="T2">&lt;select id="selectPerson" parameterType="int" resultType="hashmap"&gt;</text:span></text:p>
            <text:p text:style-name="P5"><text:span text:style-name="T2"><text:s text:c="2"/>SELECT * FROM PERSON WHERE ID = #{id}</text:span></text:p>
            <text:p text:style-name="P5"><text:span text:style-name="T2">&lt;/select&gt;</text:span></text:p>
          </table:table-cell>
        </table:table-row>
      </table:table>
      <text:p text:style-name="P4"/>
      <text:p text:style-name="P4">Y de como se usaría en la parte de Java</text:p>
      <table:table table:name="Table4" table:style-name="Table4">
        <table:table-column table:style-name="Table4.A"/>
        <table:table-row table:style-name="Table4.1">
          <table:table-cell table:style-name="Table4.A1" office:value-type="string">
            <text:p text:style-name="P5"><text:span text:style-name="T2">// Código JDBC similar, NO MyBatis…</text:span></text:p>
            <text:p text:style-name="P5"><text:span text:style-name="T2">String selectPerson = "SELECT * FROM PERSON WHERE ID=?";</text:span></text:p>
            <text:p text:style-name="P5"><text:span text:style-name="T2">PreparedStatement ps = conn.prepareStatement(selectPerson);</text:span></text:p>
            <text:p text:style-name="P5"><text:span text:style-name="T2">ps.setInt(1,id);</text:span></text:p>
          </table:table-cell>
        </table:table-row>
      </table:table>
      <text:p text:style-name="P11"><text:bookmark text:name="_yaf5e2oyjavh"/>insert, update y delete</text:p>
      <text:p text:style-name="P4">Las cláusulas tienen otros parámetros (<text:a xlink:type="simple" xlink:href="https://mybatis.org/mybatis-3/es/sqlmap-xml.html#insert.2C_update_and_delete" text:style-name="ListLabel_20_1" text:visited-style-name="ListLabel_20_1"><text:span text:style-name="T1">documentación</text:span></text:a>)</text:p>
      <table:table table:name="Table5" table:style-name="Table5">
        <table:table-column table:style-name="Table5.A"/>
        <table:table-row table:style-name="Table5.1">
          <table:table-cell table:style-name="Table5.A1" office:value-type="string">
            <text:p text:style-name="P5"><text:span text:style-name="T2">&lt;insert</text:span></text:p>
            <text:p text:style-name="P5"><text:span text:style-name="T2"><text:s text:c="2"/>id="insertAuthor"</text:span></text:p>
            <text:p text:style-name="P5"><text:span text:style-name="T2"><text:s text:c="2"/>parameterType="domain.blog.Author"</text:span></text:p>
            <text:p text:style-name="P5"><text:span text:style-name="T2"><text:s text:c="2"/>flushCache="true"</text:span></text:p>
            <text:p text:style-name="P5"><text:span text:style-name="T2"><text:s text:c="2"/>statementType="PREPARED"</text:span></text:p>
            <text:p text:style-name="P5"><text:span text:style-name="T2"><text:s text:c="2"/>keyProperty=""</text:span></text:p>
            <text:p text:style-name="P5"><text:span text:style-name="T2"><text:s text:c="2"/>keyColumn=""</text:span></text:p>
            <text:p text:style-name="P5"><text:span text:style-name="T2"><text:s text:c="2"/>useGeneratedKeys=""</text:span></text:p>
            <text:p text:style-name="P5"><text:span text:style-name="T2"><text:s text:c="2"/>timeout="20"&gt;</text:span></text:p>
            <text:p text:style-name="P6"/>
            <text:p text:style-name="P5"><text:span text:style-name="T2">&lt;update</text:span></text:p>
            <text:p text:style-name="P5"><text:span text:style-name="T2"><text:s text:c="2"/>id="updateAuthor"</text:span></text:p>
            <text:p text:style-name="P5"><text:span text:style-name="T2"><text:s text:c="2"/>parameterType="domain.blog.Author"</text:span></text:p>
            <text:p text:style-name="P5"><text:span text:style-name="T2"><text:s text:c="2"/>flushCache="true"</text:span></text:p>
            <text:p text:style-name="P5"><text:span text:style-name="T2"><text:s text:c="2"/>statementType="PREPARED"</text:span></text:p>
            <text:p text:style-name="P5"><text:span text:style-name="T2"><text:s text:c="2"/>timeout="20"&gt;</text:span></text:p>
            <text:p text:style-name="P6"/>
            <text:p text:style-name="P5"><text:span text:style-name="T2">&lt;delete</text:span></text:p>
            <text:p text:style-name="P5"><text:span text:style-name="T2"><text:s text:c="2"/>id="deleteAuthor"</text:span></text:p>
            <text:p text:style-name="P5"><text:span text:style-name="T2"><text:s text:c="2"/>parameterType="domain.blog.Author"</text:span></text:p>
            <text:p text:style-name="P5"><text:span text:style-name="T2"><text:s text:c="2"/>flushCache="true"</text:span></text:p>
            <text:p text:style-name="P5"><text:span text:style-name="T2"><text:s text:c="2"/>statementType="PREPARED"</text:span></text:p>
            <text:p text:style-name="P5"><text:span text:style-name="T2"><text:s text:c="2"/>timeout="20"&gt;</text:span></text:p>
          </table:table-cell>
        </table:table-row>
      </table:table>
      <text:p text:style-name="P11"><text:bookmark text:name="_90q3d3n9ont0"/>sql</text:p>
      <text:p text:style-name="P7">[ <text:a xlink:type="simple" xlink:href="https://mybatis.org/mybatis-3/es/sqlmap-xml.html#sql" text:style-name="ListLabel_20_1" text:visited-style-name="ListLabel_20_1"><text:span text:style-name="T1">documentación</text:span></text:a> ]</text:p>
      <text:p text:style-name="P12"><text:bookmark text:name="_c2c7osbx8wso"/></text:p>
      <text:p text:style-name="P12"><text:bookmark text:name="_we7eimo2aqib"/>Sustitución de Strings</text:p>
      <text:p text:style-name="P7">Por defecto, usar la sintaxis #{} hace que MyBatis genere propiedades de PreparedStatement y que asigne los valores a parámetros de PreparedStatement de forma segura (ej. ?). Aunque esto es más seguro, más rápido y casi siempre la opción adecuada, en algunos casos sólo quieres inyectar un trozo de texto sin modificaciones dentro de la sentencia SQL.</text:p>
      <table:table table:name="Table6" table:style-name="Table6">
        <table:table-column table:style-name="Table6.A"/>
        <table:table-row table:style-name="Table6.1">
          <table:table-cell table:style-name="Table6.A1" office:value-type="string">
            <text:p text:style-name="P3"><text:span text:style-name="T2">@Select("select * from user where id = #{id}")</text:span></text:p>
            <text:p text:style-name="P3"><text:span text:style-name="T2">User findById(@Param("id") long id);</text:span></text:p>
            <text:p text:style-name="P2"/>
            <text:p text:style-name="P3"><text:span text:style-name="T2">@Select("select * from user where name = #{name}")</text:span></text:p>
            <text:p text:style-name="P3"><text:span text:style-name="T2">User findByName(@Param("name") String name);</text:span></text:p>
            <text:p text:style-name="P2"/>
            <text:p text:style-name="P3"><text:span text:style-name="T2">@Select("select * from user where email = #{email}")</text:span></text:p>
            <text:p text:style-name="P3"><text:span text:style-name="T2">User findByEmail(@Param("email") String email);</text:span></text:p>
            <text:p text:style-name="P2"/>
            <text:p text:style-name="P3"><text:span text:style-name="T2">// and more "findByXxx" method</text:span></text:p>
          </table:table-cell>
        </table:table-row>
      </table:table>
      <text:p text:style-name="P7"/>
      <text:p text:style-name="P7">También se pueden parametrizar los nombres de columnas</text:p>
      <table:table table:name="Table7" table:style-name="Table7">
        <table:table-column table:style-name="Table7.A"/>
        <table:table-row table:style-name="Table7.1">
          <table:table-cell table:style-name="Table7.A1" office:value-type="string">
            <text:p text:style-name="P5"><text:span text:style-name="T2">@Select("select * from user where ${column} = #{value}")</text:span></text:p>
            <text:p text:style-name="P5"><text:span text:style-name="T2">User findByColumn(@Param("column") String column, @Param("value") String value);</text:span></text:p>
          </table:table-cell>
        </table:table-row>
      </table:table>
      <text:p text:style-name="P7"/>
      <text:p text:style-name="P7">Y se usaría como</text:p>
      <table:table table:name="Table8" table:style-name="Table8">
        <table:table-column table:style-name="Table8.A"/>
        <table:table-row table:style-name="Table8.1">
          <table:table-cell table:style-name="Table8.A1" office:value-type="string">
            <text:p text:style-name="P5"><text:span text:style-name="T2">User userOfId1 = userMapper.findByColumn("id", 1L);</text:span></text:p>
            <text:p text:style-name="P5"><text:span text:style-name="T2">User userOfNameKid = userMapper.findByColumn("name", "kid");</text:span></text:p>
            <text:p text:style-name="P5"><text:span text:style-name="T2">User userOfEmail = userMapper.findByColumn("email", "noone@nowhere.com");</text:span></text:p>
          </table:table-cell>
        </table:table-row>
      </table:table>
      <text:p text:style-name="P13"><text:bookmark text:name="_yn9z81wog7c9"/>Result Maps</text:p>
      <text:p text:style-name="P9">El elemento resultMap es el elemento más importante y potente de MyBatis. Te permite eliminar el 90% del código que requiere el JDBC para obtener datos de ResultSets, y en algunos casos incluso te permite hacer cosas que no están siquiera soportadas en JDBC. En realidad, escribir un código equivalente para realizar algo similar a un mapeo para un statement complejo podría requerir cientos de líneas de código. El diseño de los ResultMaps es tal, que los statemets simples no requieren un ResultMap explícito, y los statements más complejos requieren sólo la información imprescindible para describir relaciones.</text:p>
      <text:p text:style-name="P7">Ya has visto algunos ejemplos de un statement sencillo que no requiere un ResultMap explícito. Por ejemplo:</text:p>
      <table:table table:name="Table9" table:style-name="Table9">
        <table:table-column table:style-name="Table9.A"/>
        <table:table-row table:style-name="Table9.1">
          <table:table-cell table:style-name="Table9.A1" office:value-type="string">
            <text:p text:style-name="Standard"><text:span text:style-name="T2">&lt;select id="selectUsers" resultType="map"&gt;</text:span></text:p>
            <text:p text:style-name="Standard"><text:span text:style-name="T2"><text:s text:c="2"/>select id, username, hashedPassword</text:span></text:p>
            <text:p text:style-name="Standard"><text:span text:style-name="T2"><text:s text:c="2"/>from some_table</text:span></text:p>
            <text:p text:style-name="Standard"><text:span text:style-name="T2"><text:s text:c="2"/>where id = #{id}</text:span></text:p>
            <text:p text:style-name="Standard"><text:span text:style-name="T2">&lt;/select&gt;</text:span></text:p>
          </table:table-cell>
        </table:table-row>
      </table:table>
      <text:p text:style-name="P7"/>
      <text:p text:style-name="P7">Este statement simplemente obtiene como resultado una HashMap que contiene como claves todas las columnas, tal y como se ha especificado en el atributo resultType. Aunque es muy útil en muchos casos, una HashMap no contribuye a un buen modelo de dominio. Es más probable que tu aplicación use JavaBeans o POJOs (Plain Old Java Objects) para el modelo de dominio. MyBatis soporta ambos. Dado el siguiente JavaBean:</text:p>
      <text:p text:style-name="P7"><text:soft-page-break/></text:p>
      <table:table table:name="Table10" table:style-name="Table10">
        <table:table-column table:style-name="Table10.A"/>
        <table:table-row table:style-name="Table10.1">
          <table:table-cell table:style-name="Table10.A1" office:value-type="string">
            <text:p text:style-name="Standard"><text:span text:style-name="T2">package com.someapp.model;</text:span></text:p>
            <text:p text:style-name="P1"/>
            <text:p text:style-name="Standard"><text:span text:style-name="T2">public class User {</text:span></text:p>
            <text:p text:style-name="Standard"><text:span text:style-name="T2"><text:s text:c="2"/>private int id;</text:span></text:p>
            <text:p text:style-name="Standard"><text:span text:style-name="T2"><text:s text:c="2"/>private String username;</text:span></text:p>
            <text:p text:style-name="Standard"><text:span text:style-name="T2"><text:s text:c="2"/>private String hashedPassword;</text:span></text:p>
            <text:p text:style-name="P1"/>
            <text:p text:style-name="Standard"><text:span text:style-name="T2"><text:s text:c="2"/>public int getId() {</text:span></text:p>
            <text:p text:style-name="Standard"><text:span text:style-name="T2"><text:s text:c="4"/>return id;</text:span></text:p>
            <text:p text:style-name="Standard"><text:span text:style-name="T2"><text:s text:c="2"/>}</text:span></text:p>
            <text:p text:style-name="Standard"><text:span text:style-name="T2"><text:s text:c="2"/>public void setId(int id) {</text:span></text:p>
            <text:p text:style-name="Standard"><text:span text:style-name="T2"><text:s text:c="4"/>this.id = id;</text:span></text:p>
            <text:p text:style-name="Standard"><text:span text:style-name="T2"><text:s text:c="2"/>}</text:span></text:p>
            <text:p text:style-name="Standard"><text:span text:style-name="T2"><text:s text:c="2"/>public String getUsername() {</text:span></text:p>
            <text:p text:style-name="Standard"><text:span text:style-name="T2"><text:s text:c="4"/>return username;</text:span></text:p>
            <text:p text:style-name="Standard"><text:span text:style-name="T2"><text:s text:c="2"/>}</text:span></text:p>
            <text:p text:style-name="Standard"><text:span text:style-name="T2"><text:s text:c="2"/>public void setUsername(String username) {</text:span></text:p>
            <text:p text:style-name="Standard"><text:span text:style-name="T2"><text:s text:c="4"/>this.username = username;</text:span></text:p>
            <text:p text:style-name="Standard"><text:span text:style-name="T2"><text:s text:c="2"/>}</text:span></text:p>
            <text:p text:style-name="Standard"><text:span text:style-name="T2"><text:s text:c="2"/>public String getHashedPassword() {</text:span></text:p>
            <text:p text:style-name="Standard"><text:span text:style-name="T2"><text:s text:c="4"/>return hashedPassword;</text:span></text:p>
            <text:p text:style-name="Standard"><text:span text:style-name="T2"><text:s text:c="2"/>}</text:span></text:p>
            <text:p text:style-name="Standard"><text:span text:style-name="T2"><text:s text:c="2"/>public void setHashedPassword(String hashedPassword) {</text:span></text:p>
            <text:p text:style-name="Standard"><text:span text:style-name="T2"><text:s text:c="4"/>this.hashedPassword = hashedPassword;</text:span></text:p>
            <text:p text:style-name="Standard"><text:span text:style-name="T2"><text:s text:c="2"/>}</text:span></text:p>
            <text:p text:style-name="Standard"><text:span text:style-name="T2">}</text:span></text:p>
          </table:table-cell>
        </table:table-row>
      </table:table>
      <text:p text:style-name="P7"/>
      <text:p text:style-name="P7">Basándose en la especificación de JavaBeans, la clase anterior tiene 3 propiedades: ip, username y hashedPassword. Todas ellas coinciden exactamente con los nombres de columna en la sentencia select.</text:p>
      <text:p text:style-name="P7">Este JavaBean puede mapearse desde un ResultSet de forma casi tan sencilla como la HashMap.</text:p>
      <text:p text:style-name="P7"/>
      <table:table table:name="Table11" table:style-name="Table11">
        <table:table-column table:style-name="Table11.A"/>
        <table:table-row table:style-name="Table11.1">
          <table:table-cell table:style-name="Table11.A1" office:value-type="string">
            <text:p text:style-name="Standard"><text:span text:style-name="T2">&lt;select id="selectUsers" resultType="com.someapp.model.User"&gt;</text:span></text:p>
            <text:p text:style-name="Standard"><text:span text:style-name="T2"><text:s text:c="2"/>select id, username, hashedPassword</text:span></text:p>
            <text:p text:style-name="Standard"><text:span text:style-name="T2"><text:s text:c="2"/>from some_table</text:span></text:p>
            <text:p text:style-name="Standard"><text:span text:style-name="T2"><text:s text:c="2"/>where id = #{id}</text:span></text:p>
            <text:p text:style-name="Standard"><text:span text:style-name="T2">&lt;/select&gt;</text:span></text:p>
          </table:table-cell>
        </table:table-row>
      </table:table>
      <text:p text:style-name="P7"/>
      <text:p text:style-name="P10">Y recuerda que los TypeAliases son tus amigos. Úsalos y de esa forma no tendrás que escribir constantemente el nombre totalmente cualificado (fully qualified). Por ejemplo:</text:p>
      <text:p text:style-name="P7"/>
      <table:table table:name="Table12" table:style-name="Table12">
        <table:table-column table:style-name="Table12.A"/>
        <table:table-row table:style-name="Table12.1">
          <table:table-cell table:style-name="Table12.A1" office:value-type="string">
            <text:p text:style-name="Standard"><text:span text:style-name="T2">&lt;!-- In Config XML file --&gt;</text:span></text:p>
            <text:p text:style-name="Standard"><text:span text:style-name="T2">&lt;typeAlias type="com.someapp.model.User" alias="User"/&gt;</text:span></text:p>
            <text:p text:style-name="P1"/>
            <text:p text:style-name="Standard"><text:span text:style-name="T2">&lt;!-- In SQL Mapping XML file --&gt;</text:span></text:p>
            <text:p text:style-name="Standard"><text:span text:style-name="T2">&lt;select id="selectUsers" resultType="User"&gt;</text:span></text:p>
            <text:p text:style-name="Standard"><text:span text:style-name="T2"><text:s text:c="2"/>select id, username, hashedPassword</text:span></text:p>
            <text:p text:style-name="Standard"><text:span text:style-name="T2"><text:s text:c="2"/>from some_table</text:span></text:p>
            <text:p text:style-name="Standard"><text:span text:style-name="T2"><text:s text:c="2"/>where id = #{id}</text:span></text:p>
            <text:p text:style-name="Standard"><text:span text:style-name="T2">&lt;/select&gt;</text:span></text:p>
          </table:table-cell>
        </table:table-row>
      </table:table>
      <text:p text:style-name="P7"/>
      <text:p text:style-name="P7">En estos casos MyBatis crea automáticamente un RestulMap entre bastidores para mapear las columnas a las propiedades del JavaBean en base a sus nombres. Si los nombres de las columnas no coinciden exactamente, puedes emplear alias en los nombres de columnas de la sentencia SQL (una característica estándar del SQL) para hacer que coincidan. Por ejemplo:</text:p>
      <table:table table:name="Table13" table:style-name="Table13">
        <table:table-column table:style-name="Table13.A"/>
        <table:table-row table:style-name="Table13.1">
          <table:table-cell table:style-name="Table13.A1" office:value-type="string">
            <text:p text:style-name="P3"><text:span text:style-name="T2">&lt;select id="selectUsers" resultType="User"&gt;</text:span></text:p>
            <text:p text:style-name="P3"><text:span text:style-name="T2"><text:s text:c="2"/>select</text:span></text:p>
            <text:p text:style-name="P3"><text:span text:style-name="T2"><text:s text:c="4"/>user_id <text:s text:c="12"/>as "id",</text:span></text:p>
            <text:p text:style-name="P3"><text:span text:style-name="T2"><text:s text:c="4"/>user_name <text:s text:c="10"/>as "userName",</text:span></text:p>
            <text:p text:style-name="P3"><text:span text:style-name="T2"><text:s text:c="4"/>hashed_password <text:s text:c="4"/>as "hashedPassword"</text:span></text:p>
            <text:p text:style-name="P3"><text:span text:style-name="T2"><text:s text:c="2"/>from some_table</text:span></text:p>
            <text:p text:style-name="P3"><text:span text:style-name="T2"><text:s text:c="2"/>where id = #{id}</text:span></text:p>
            <text:p text:style-name="P3"><text:span text:style-name="T2">&lt;/select&gt;</text:span></text:p>
          </table:table-cell>
        </table:table-row>
      </table:table>
      <text:p text:style-name="P7"/>
      <text:p text:style-name="P7">Lo mejor de los ResultMaps es que ya has aprendido mucho sobre ellos ¡y ni siquiera los has visto! Los casos sencillos no requieren nada más que lo que ya has visto. Solo como ejemplo, veamos qué aspecto tendría el último ejemplo utilizando un ResultMap externo, lo cual es otra forma de solucionar las divergencias entre los nombres de columnas y de propiedades.</text:p>
      <text:p text:style-name="P7"/>
      <table:table table:name="Table14" table:style-name="Table14">
        <table:table-column table:style-name="Table14.A"/>
        <table:table-row table:style-name="Table14.1">
          <table:table-cell table:style-name="Table14.A1" office:value-type="string">
            <text:p text:style-name="Standard"><text:span text:style-name="T2">&lt;resultMap id="userResultMap" type="User"&gt;</text:span></text:p>
            <text:p text:style-name="Standard"><text:span text:style-name="T2"><text:s text:c="2"/>&lt;id property="id" column="user_id" /&gt;</text:span></text:p>
            <text:p text:style-name="Standard"><text:span text:style-name="T2"><text:s text:c="2"/>&lt;result property="username" column="username"/&gt;</text:span></text:p>
            <text:p text:style-name="Standard"><text:span text:style-name="T2"><text:s text:c="2"/>&lt;result property="password" column="password"/&gt;</text:span></text:p>
            <text:p text:style-name="Standard"><text:span text:style-name="T2">&lt;/resultMap&gt;</text:span></text:p>
          </table:table-cell>
        </table:table-row>
      </table:table>
      <text:p text:style-name="P7"/>
      <text:p text:style-name="P7">Y el statement que las referencia utiliza para ello el atributo resultMap (fíjate que hemos eliminado el atributo resultType). Por ejemplo:</text:p>
      <text:p text:style-name="P8"/>
      <table:table table:name="Table15" table:style-name="Table15">
        <table:table-column table:style-name="Table15.A"/>
        <table:table-row table:style-name="Table15.1">
          <table:table-cell table:style-name="Table15.A1" office:value-type="string">
            <text:p text:style-name="Standard"><text:span text:style-name="T2">&lt;select id="selectUsers" resultMap="userResultMap"&gt;</text:span></text:p>
            <text:p text:style-name="Standard"><text:span text:style-name="T2"><text:s text:c="2"/>select user_id, user_name, hashed_password</text:span></text:p>
            <text:p text:style-name="Standard"><text:span text:style-name="T2"><text:s text:c="2"/>from some_table</text:span></text:p>
            <text:p text:style-name="Standard"><text:span text:style-name="T2"><text:s text:c="2"/>where id = #{id}</text:span></text:p>
            <text:p text:style-name="Standard"><text:span text:style-name="T2">&lt;/select&gt;</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0" meta:object-count="0" meta:page-count="2" meta:paragraph-count="147" meta:word-count="974" meta:character-count="7321" meta:non-whitespace-character-count="6304"/>
    <meta:generator>LibreOfficeDev/6.0.5.2$Linux_X86_64 LibreOffice_project/</meta:generator>
  </office:meta>
</office:document-meta>
</file>